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  <style:text-properties fo:font-size="12.8000001907349pt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  <style:text-properties fo:color="#333333" fo:font-size="34pt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fo:font-size="46.7000007629395pt"/>
    </style:style>
    <style:style style:name="P7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.473cm" svg:height="5.348cm" svg:x="1.627cm" svg:y="0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4cm" svg:height="4.674cm" svg:x="1.3cm" svg:y="1.4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2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7cm" svg:y="19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7cm" svg:y="4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9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7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3.013cm" svg:height="3.044cm" svg:x="2.987cm" svg:y="10.769cm">
          <draw:text-box>
            <text:p text:style-name="P6"><text:span text:style-name="T10">About Lisp</text:span></text:p>
          </draw:text-box>
        </draw:frame>
        <draw:frame draw:style-name="gr6" draw:text-style-name="P7" draw:layer="layout" svg:width="13.013cm" svg:height="3.044cm" svg:x="2.988cm" svg:y="20.169cm">
          <draw:text-box>
            <text:p text:style-name="P6"><text:span text:style-name="T10">Intro to Hy</text:span></text:p>
          </draw:text-box>
        </draw:frame>
        <draw:frame draw:style-name="gr6" draw:text-style-name="P7" draw:layer="layout" svg:width="13.013cm" svg:height="5.837cm" svg:x="64.089cm" svg:y="20.169cm">
          <draw:text-box>
            <text:p text:style-name="P6"><text:span text:style-name="T10">A Hy programme</text:span></text:p>
          </draw:text-box>
        </draw:frame>
        <draw:frame draw:style-name="gr6" draw:text-style-name="P7" draw:layer="layout" svg:width="13.013cm" svg:height="5.837cm" svg:x="2.989cm" svg:y="51.069cm">
          <draw:text-box>
            <text:p text:style-name="P6"><text:span text:style-name="T10">Hy under the hood</text:span></text:p>
          </draw:text-box>
        </draw:frame>
        <draw:frame draw:style-name="gr6" draw:text-style-name="P7" draw:layer="layout" svg:width="13.013cm" svg:height="8.63cm" svg:x="64.49cm" svg:y="51.07cm">
          <draw:text-box>
            <text:p text:style-name="P6"><text:span text:style-name="T10">Other features of Hy</text:span></text:p>
          </draw:text-box>
        </draw:frame>
        <draw:custom-shape draw:style-name="gr7" draw:text-style-name="P1" draw:layer="layout" svg:width="115.1cm" svg:height="6.626cm" svg:x="1.7cm" svg:y="7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2.2cm" svg:height="4.823cm" svg:x="16cm" svg:y="9.7cm">
          <draw:text-box>
            <text:list text:style-name="L2">
              <text:list-item>
                <text:p text:style-name="P8"><text:span text:style-name="T11"><text:s/></text:span><text:span text:style-name="T11">1958: second oldest high-level programming language still in use today</text:span></text:p>
              </text:list-item>
              <text:list-item>
                <text:p text:style-name="P8"><text:span text:style-name="T11"><text:s/></text:span><text:span text:style-name="T11">Created as a practical mathematical notation for computer programmes</text:span></text:p>
              </text:list-item>
              <text:list-item>
                <text:p text:style-name="P8"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8" draw:layer="layout" svg:width="53.8cm" svg:height="4.823cm" svg:x="63cm" svg:y="9.801cm">
          <draw:text-box>
            <text:list text:style-name="L2">
              <text:list-item>
                <text:p text:style-name="P8"><text:span text:style-name="T11"><text:s/></text:span><text:span text:style-name="T11">Characterised by parenthesised lists: </text:span></text:p>
                <text:p text:style-name="P8"><text:span text:style-name="T12">(function argument1 argument2)</text:span></text:p>
              </text:list-item>
              <text:list-item>
                <text:p text:style-name="P8"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38.4cm" svg:height="10.157cm" svg:x="17.2cm" svg:y="20.043cm">
          <draw:text-box>
            <text:p><text:span text:style-name="T11">Hy is a Lisp dialect that converts its structure to Python.</text:span></text:p>
            <text:p><text:span text:style-name="T11">Trying Hy is as <text:s/>easy as </text:span><text:span text:style-name="T12">(print "hello world")</text:span><text:span text:style-name="T11">. </text:span></text:p>
            <text:p><text:span text:style-name="T11">And 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  <text:p/>
          </draw:text-box>
        </draw:frame>
        <presentation:notes draw:style-name="dp2">
          <draw:page-thumbnail draw:style-name="gr10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19T23:18:25.881645066</dc:date>
    <meta:editing-cycles>249</meta:editing-cycles>
    <meta:editing-duration>P2DT22H27M15S</meta:editing-duration>
    <meta:generator>LibreOffice/4.2.8.2$Linux_X86_64 LibreOffice_project/420m0$Build-2</meta:generator>
    <meta:document-statistic meta:object-count="41"/>
  </office:meta>
</office:document-meta>
</file>